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1617606624091169295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8505588093284987778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2962090849623968522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6013191570775094264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066788996208600114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843336969940257514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3017230975500622633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1765608193333117126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1302840880011075945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4441728198716524760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8589445463357706162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7656125774128640888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5698341355040730654" text:style-name="L13">
        <text:list-item>
          <text:p text:style-name="P19">New camoflage system DONE</text:p>
        </text:list-item>
      </text:list>
      <text:list xml:id="list4879453477982555804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7908429592238641001" text:style-name="L15">
        <text:list-item>
          <text:p text:style-name="P21">Implement PlayerDataManager script (replaces GameManager) DONE</text:p>
        </text:list-item>
      </text:list>
      <text:list xml:id="list3439558763014791943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4535594801841795164" text:style-name="L17">
        <text:list-item>
          <text:p text:style-name="P23">ToweButton Script complete rework DONE</text:p>
        </text:list-item>
      </text:list>
      <text:list xml:id="list6888787327449930706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394726885458999772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2994894297081732373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5258372652602429367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8170246403976736057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43707702" text:continue-list="list5258372652602429367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6361269120684537014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815001911277933359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3635857756921760256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980599048304570059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5757731408111539628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795173035107277989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2040199807468054721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4250729617684176083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4569231143732850410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6303205366852897251" text:style-name="L32">
        <text:list-item>
          <text:p text:style-name="P38">Update methods and logic for choosing which wave to spawn at which time DONE</text:p>
        </text:list-item>
      </text:list>
      <text:list xml:id="list43721927" text:continue-list="list4569231143732850410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6553564670555722113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1615701823387636622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2767936814301714394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8809014120125159945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4500285672260794735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8326966214123538262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6127574530209897083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5784662853286266374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7957992488459323398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6246798430847945460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88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5820985582351045379" text:style-name="L43">
        <text:list-item>
          <text:p text:style-name="P89">Get panel sizing/scaling and positioning perfect</text:p>
        </text:list-item>
        <text:list-item>
          <text:p text:style-name="P89">Add info on aim/defense modifiers to panel view where applicable (enrenched, cover, etc)</text:p>
          <text:list>
            <text:list-item>
              <text:p text:style-name="P89">add entrenched DONE</text:p>
            </text:list-item>
            <text:list-item>
              <text:p text:style-name="P89">add dead eye DONE</text:p>
            </text:list-item>
            <text:list-item>
              <text:p text:style-name="P89">add cover DONE</text:p>
            </text:list-item>
            <text:list-item>
              <text:p text:style-name="P89">add half cover DONE</text:p>
            </text:list-item>
          </text:list>
        </text:list-item>
      </text:list>
      <text:list xml:id="list6221218692874608567" text:style-name="L44">
        <text:list-item>
          <text:p text:style-name="P90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1651862243114210911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91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2987050202499058990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2613544164342505707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43709822" text:continue-list="list2987050202499058990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8049694693981833961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43700600" text:continue-list="list43709822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774882279499039217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7715702814886683262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3248355631372552408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92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9598415160351859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970634800937055256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93">if target already in range AND not in cover, move to a new cover location in range and LoS of target logic</text:p>
            </text:list-item>
          </text:list>
        </text:list-item>
      </text:list>
      <text:p text:style-name="P6">Sprint 27: Enemy Spawning / Difficulty /Scaling /Balance</text:p>
      <text:list xml:id="list1010018014015167131" text:style-name="L54">
        <text:list-item>
          <text:p text:style-name="P94">Make the game playable and interesting up to at least turn 50</text:p>
        </text:list-item>
        <text:list-item>
          <text:p text:style-name="P94">Implement spawn multiple waves at a time</text:p>
          <text:list>
            <text:list-item>
              <text:p text:style-name="P94">Decide which turn double waves should occur</text:p>
            </text:list-item>
            <text:list-item>
              <text:p text:style-name="P94">Update 'spawn next wave ' method two spawn an additional wave</text:p>
              <text:list>
                <text:list-item>
                  <text:p text:style-name="P94">make waves spawn at different locations</text:p>
                </text:list-item>
              </text:list>
            </text:list-item>
          </text:list>
        </text:list-item>
      </text:list>
      <text:list xml:id="list8181566070176560293" text:style-name="L55">
        <text:list-item>
          <text:p text:style-name="P95">Balance and play test defenders, resources, loot boxes and enemies</text:p>
          <text:list>
            <text:list-item>
              <text:p text:style-name="P95">finalize starting properties (starting gold, passive income, starting characters, starting troop capacity, etc</text:p>
            </text:list-item>
            <text:list-item>
              <text:p text:style-name="P95">experiment with defender/enemy hp, damage, mobility etc</text:p>
            </text:list-item>
          </text:list>
        </text:list-item>
      </text:list>
      <text:p text:style-name="P6">Sprint 27 Update water tile sprites, implement new sprite atlas system</text:p>
      <text:list xml:id="list3174696084695556616" text:style-name="L90">
        <text:list-item>
          <text:p text:style-name="P101">water tile sprites change there sprite based on adjacent tiles</text:p>
        </text:list-item>
        <text:list-item>
          <text:p text:style-name="P101">Set up direction sprites for water tiles</text:p>
          <text:list>
            <text:list-item>
              <text:p text:style-name="P101">N,S,E,W,NE,NW,SE,SW sprites</text:p>
            </text:list-item>
            <text:list-item>
              <text:p text:style-name="P101">surrounded sprite</text:p>
            </text:list-item>
            <text:list-item>
              <text:p text:style-name="P101">isolated(alone) sprite</text:p>
            </text:list-item>
          </text:list>
        </text:list-item>
      </text:list>
      <text:list xml:id="list1266695324541331819" text:style-name="L91">
        <text:list-item>
          <text:p text:style-name="P102">Create new method that runes after level is instantiated</text:p>
          <text:list>
            <text:list-item>
              <text:p text:style-name="P102">checks every water tile, and updates its sprite </text:p>
            </text:list-item>
          </text:list>
        </text:list-item>
      </text:list>
      <text:p text:style-name="P5">Sprint ??: Tiles, World Objects sprites, animations and logic updates</text:p>
      <text:list xml:id="list5670127489795601285" text:style-name="L56">
        <text:list-item>
          <text:p text:style-name="P96">Find new tile sprites + animations</text:p>
        </text:list-item>
        <text:list-item>
          <text:p text:style-name="P96">Find new world object sprites + animations</text:p>
        </text:list-item>
        <text:list-item>
          <text:p text:style-name="P96"><text:soft-page-break/>Set up direction sprites for certain tiles and objects</text:p>
          <text:list>
            <text:list-item>
              <text:p text:style-name="P96">tiles</text:p>
              <text:list>
                <text:list-item>
                  <text:p text:style-name="P96">water</text:p>
                </text:list-item>
                <text:list-item>
                  <text:p text:style-name="P96">dirt</text:p>
                </text:list-item>
                <text:list-item>
                  <text:p text:style-name="P96">grass</text:p>
                </text:list-item>
              </text:list>
            </text:list-item>
            <text:list-item>
              <text:p text:style-name="P96">Objects</text:p>
              <text:list>
                <text:list-item>
                  <text:p text:style-name="P96">stone walls</text:p>
                </text:list-item>
                <text:list-item>
                  <text:p text:style-name="P96">sandbags</text:p>
                </text:list-item>
              </text:list>
            </text:list-item>
          </text:list>
        </text:list-item>
      </text:list>
      <text:list xml:id="list4339476531943124117" text:style-name="L57">
        <text:list-item>
          <text:p text:style-name="P97">Implement method for determining a tile/world object's sprite based on its adjacent tiles/objects</text:p>
        </text:list-item>
        <text:list-item>
          <text:p text:style-name="P97">Creates lists for each tile/world object that contain its different sprites</text:p>
          <text:list>
            <text:list-item>
              <text:p text:style-name="P97">N,S,E,W,NE,NW,SE,SW sprites</text:p>
            </text:list-item>
            <text:list-item>
              <text:p text:style-name="P97">surrounded sprite</text:p>
            </text:list-item>
            <text:list-item>
              <text:p text:style-name="P97">isolated(alone) sprite</text:p>
            </text:list-item>
          </text:list>
        </text:list-item>
      </text:list>
      <text:p text:style-name="P5"/>
      <text:p text:style-name="P5">Sprint ??: <text:s/>New Defender anims + sprites</text:p>
      <text:list xml:id="list7473994419707923123" text:style-name="L58">
        <text:list-item>
          <text:p text:style-name="P98">Set up sprites/anims for rifleman, sniper, machine gunner and ranger</text:p>
          <text:list>
            <text:list-item>
              <text:p text:style-name="P98">rifleman</text:p>
              <text:list>
                <text:list-item>
                  <text:p text:style-name="P98">find sprites</text:p>
                </text:list-item>
                <text:list-item>
                  <text:p text:style-name="P98">prepare images with paint/gimp</text:p>
                </text:list-item>
                <text:list-item>
                  <text:p text:style-name="P98">set up animations + animator controller</text:p>
                </text:list-item>
              </text:list>
            </text:list-item>
            <text:list-item>
              <text:p text:style-name="P98">Ranger</text:p>
              <text:list>
                <text:list-item>
                  <text:p text:style-name="P98">find sprites</text:p>
                </text:list-item>
                <text:list-item>
                  <text:p text:style-name="P98">prepare images with paint/gimp</text:p>
                </text:list-item>
                <text:list-item>
                  <text:p text:style-name="P98">set up animations + animator controller</text:p>
                </text:list-item>
              </text:list>
            </text:list-item>
            <text:list-item>
              <text:p text:style-name="P98">Machine Gunner</text:p>
              <text:list>
                <text:list-item>
                  <text:p text:style-name="P98">find sprites</text:p>
                </text:list-item>
                <text:list-item>
                  <text:p text:style-name="P98">prepare images with paint/gimp</text:p>
                </text:list-item>
                <text:list-item>
                  <text:p text:style-name="P98">set up animations + animator controller</text:p>
                </text:list-item>
              </text:list>
            </text:list-item>
            <text:list-item>
              <text:p text:style-name="P98"><text:soft-page-break/>Ranger</text:p>
              <text:list>
                <text:list-item>
                  <text:p text:style-name="P98">find sprites</text:p>
                </text:list-item>
                <text:list-item>
                  <text:p text:style-name="P98">prepare images with paint/gimp</text:p>
                </text:list-item>
                <text:list-item>
                  <text:p text:style-name="P98"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3515880210327787421" text:style-name="L59">
        <text:list-item>
          <text:p text:style-name="P99">Set up rifleman shoot animation event</text:p>
        </text:list-item>
        <text:list-item>
          <text:p text:style-name="P99">Process</text:p>
          <text:list>
            <text:list-item>
              <text:p text:style-name="P99">On perform shoot, shoot anim is triggered</text:p>
            </text:list-item>
            <text:list-item>
              <text:p text:style-name="P99">projectiles are created and sent from attacker position to target position</text:p>
            </text:list-item>
            <text:list-item>
              <text:p text:style-name="P99">handle damage method waits until attack animation finished</text:p>
            </text:list-item>
            <text:list-item>
              <text:p text:style-name="P99">attack animation needs a method for setting attack anim bool as finished</text:p>
            </text:list-item>
          </text:list>
        </text:list-item>
      </text:list>
      <text:p text:style-name="P1">Sprint ??: loot box object + related events</text:p>
      <text:list xml:id="list43710151" text:continue-list="list43700600" text:style-name="L46">
        <text:list-item>
          <text:p text:style-name="P50">Design + implement loot box prefab and sprites</text:p>
        </text:list-item>
        <text:list-item>
          <text:p text:style-name="P50">Implement loot box types for future scalability (e.g. Enum for rarity, or enum for reward like gold, steel, weapon etc)</text:p>
        </text:list-item>
        <text:list-item>
          <text:p text:style-name="P50">Create system for generating loot boxes and define <text:s/>rules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</text:p>
          <text:list>
            <text:list-item>
              <text:p text:style-name="P50">Loot box clicked on shows VFX notification of the reward it contained</text:p>
            </text:list-item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</text:list>
        </text:list-item>
      </text:list>
      <text:list xml:id="list3543021189080204201" text:style-name="L60">
        <text:list-item>
          <text:p text:style-name="P58">loot box spawns after character on turn start events, but before turn notification</text:p>
        </text:list-item>
        <text:list-item>
          <text:p text:style-name="P58">loot box countdown timer decreases during this time frame correctly</text:p>
        </text:list-item>
        <text:list-item>
          <text:p text:style-name="P58">camera looks at the loot box position as it spawns to notify player</text:p>
        </text:list-item>
        <text:list-item>
          <text:p text:style-name="P58">turn manager yields and waits until this event has finished correctly</text:p>
        </text:list-item>
        <text:list-item>
          <text:p text:style-name="P100"><text:soft-page-break/>player control over the camera and defenders is disabled during this time working</text:p>
        </text:list-item>
      </text:list>
      <text:p text:style-name="P5"/>
      <text:p text:style-name="P5">Sprint ??: Design Implement elite enemies</text:p>
      <text:list xml:id="list6124548168517724164" text:style-name="L61">
        <text:list-item>
          <text:p text:style-name="P59">Design + Implement level 1 elite enemy</text:p>
        </text:list-item>
        <text:list-item>
          <text:p text:style-name="P59">Design + implement level 2 elite enemy</text:p>
        </text:list-item>
      </text:list>
      <text:p text:style-name="P1"/>
      <text:p text:style-name="P1">Sprint ??: Weapon traits / attributes</text:p>
      <text:list xml:id="list8470490276392107859" text:style-name="L62">
        <text:list-item>
          <text:p text:style-name="P60">Design impement weapon traits/attributes property</text:p>
          <text:list>
            <text:list-item>
              <text:p text:style-name="P60">Add bools / enums to weaponDataSO</text:p>
              <text:list>
                <text:list-item>
                  <text:p text:style-name="P60">bool Heavy: weapon cant be used unless entrenched</text:p>
                </text:list-item>
                <text:list-item>
                  <text:p text:style-name="P60">bool Scoped: +10 aim to attacks with this weapon</text:p>
                </text:list-item>
                <text:list-item>
                  <text:p text:style-name="P60">Critical: 20% this weapon deals double damage</text:p>
                </text:list-item>
              </text:list>
            </text:list-item>
          </text:list>
        </text:list-item>
      </text:list>
      <text:list xml:id="list1829295772727514210" text:style-name="L63">
        <text:list-item>
          <text:p text:style-name="P61">How can this info be displayed?</text:p>
          <text:list>
            <text:list-item>
              <text:p text:style-name="P61">Passive / status manager?</text:p>
            </text:list-item>
            <text:list-item>
              <text:p text:style-name="P61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3725030" text:continue-list="list9598415160351859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1519048787597884574" text:style-name="L64">
        <text:list-item>
          <text:p text:style-name="P62">Update and bug test all current AI logic code</text:p>
        </text:list-item>
        <text:list-item>
          <text:p text:style-name="P62">Update Hive species AI logic</text:p>
          <text:list>
            <text:list-item>
              <text:p text:style-name="P62">advance in cover</text:p>
            </text:list-item>
            <text:list-item>
              <text:p text:style-name="P62"><text:soft-page-break/>try circumvent a targets cover and flank</text:p>
            </text:list-item>
            <text:list-item>
              <text:p text:style-name="P62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527545608953275187" text:style-name="L65">
        <text:list-item>
          <text:p text:style-name="P63">Design and brainstorm ideas for warcasters and things ability</text:p>
          <text:list>
            <text:list-item>
              <text:p text:style-name="P63">power level</text:p>
            </text:list-item>
            <text:list-item>
              <text:p text:style-name="P63">abilities</text:p>
            </text:list-item>
            <text:list-item>
              <text:p text:style-name="P63">passive traits</text:p>
            </text:list-item>
            <text:list-item>
              <text:p text:style-name="P63">control zone abilities/passives</text:p>
            </text:list-item>
            <text:list-item>
              <text:p text:style-name="P63">what happens when a warcaster dies?</text:p>
            </text:list-item>
          </text:list>
        </text:list-item>
      </text:list>
      <text:p text:style-name="P1"/>
      <text:p text:style-name="P1">Sprint ??: Player Score</text:p>
      <text:list xml:id="list8704117745152323219" text:style-name="L66">
        <text:list-item>
          <text:p text:style-name="P64">Implement a scoring system</text:p>
        </text:list-item>
      </text:list>
      <text:list xml:id="list8277984463066511546" text:style-name="L67">
        <text:list-item>
          <text:p text:style-name="P65">New Script: Player score manager</text:p>
        </text:list-item>
        <text:list-item>
          <text:p text:style-name="P65">Design different ways to score more points</text:p>
          <text:list>
            <text:list-item>
              <text:p text:style-name="P65">enemies killed</text:p>
            </text:list-item>
            <text:list-item>
              <text:p text:style-name="P65">resources collected</text:p>
            </text:list-item>
            <text:list-item>
              <text:p text:style-name="P65">tiles moved over</text:p>
            </text:list-item>
            <text:list-item>
              <text:p text:style-name="P65">shots hit / missed</text:p>
            </text:list-item>
            <text:list-item>
              <text:p text:style-name="P65">defenders lost</text:p>
            </text:list-item>
            <text:list-item>
              <text:p text:style-name="P65">obstructions built</text:p>
            </text:list-item>
            <text:list-item>
              <text:p text:style-name="P65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8036422498482942972" text:style-name="L68">
        <text:list-item>
          <text:p text:style-name="P66">Find and implement sci-fi themed UI sprites for UI elements</text:p>
        </text:list-item>
        <text:list-item>
          <text:p text:style-name="P66"><text:soft-page-break/>Find a scifi themed font</text:p>
        </text:list-item>
        <text:list-item>
          <text:p text:style-name="P66">Find + implement new sprites / animations for defenders</text:p>
        </text:list-item>
        <text:list-item>
          <text:p text:style-name="P66">Find + implement new sprites / animations for enemies</text:p>
        </text:list-item>
        <text:list-item>
          <text:p text:style-name="P66">Find + implement new sprites / animations for world objects</text:p>
          <text:list>
            <text:list-item>
              <text:p text:style-name="P66">try find trees with animations</text:p>
            </text:list-item>
          </text:list>
        </text:list-item>
      </text:list>
      <text:p text:style-name="P1"/>
      <text:p text:style-name="P1">Future Sprint Stuff</text:p>
      <text:list xml:id="list4773247205123765632" text:style-name="L69">
        <text:list-item>
          <text:p text:style-name="P67">Redesign and impement UI elements</text:p>
          <text:list>
            <text:list-item>
              <text:p text:style-name="P67">Top panel</text:p>
            </text:list-item>
            <text:list-item>
              <text:p text:style-name="P67">Defender/construct buttons + panel</text:p>
            </text:list-item>
            <text:list-item>
              <text:p text:style-name="P67">Defender screen overlay UI</text:p>
              <text:list>
                <text:list-item>
                  <text:p text:style-name="P67">Defender ability bar</text:p>
                </text:list-item>
                <text:list-item>
                  <text:p text:style-name="P67">defender stat panel</text:p>
                </text:list-item>
                <text:list-item>
                  <text:p text:style-name="P67">defender weapons panel</text:p>
                </text:list-item>
              </text:list>
            </text:list-item>
          </text:list>
        </text:list-item>
      </text:list>
      <text:list xml:id="list3071794893829281375" text:style-name="L70">
        <text:list-item>
          <text:p text:style-name="P68">Implement when enemy mouse over during shoot targetting, it shows the hit chance percentage</text:p>
        </text:list-item>
        <text:list-item>
          <text:p text:style-name="P68">Update hover class</text:p>
          <text:list>
            <text:list-item>
              <text:p text:style-name="P68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3908622037100268839" text:style-name="L71">
        <text:list-item>
          <text:p text:style-name="P69">Update Tile animations</text:p>
          <text:list>
            <text:list-item>
              <text:p text:style-name="P69">Tilescripts sprite renderer is no longer directed animated/highlighted. Instead, place a blank white/partially transparent tile over the tile, and highlight that.</text:p>
              <text:list>
                <text:list-item>
                  <text:p text:style-name="P69">Make sure the the blank tile doesnt block mouse clicks/raycasts</text:p>
                </text:list-item>
              </text:list>
            </text:list-item>
            <text:list-item>
              <text:p text:style-name="P69">tile animations play faster</text:p>
            </text:list-item>
            <text:list-item>
              <text:p text:style-name="P69">tile highlight animation stops immediatly when cancel is triggered, instead of playing out the entire animation</text:p>
            </text:list-item>
          </text:list>
        </text:list-item>
      </text:list>
      <text:list xml:id="list43697013" text:continue-list="list3071794893829281375" text:style-name="L70">
        <text:list-item>
          <text:p text:style-name="P68">Find sprites and re do animations for </text:p>
          <text:list>
            <text:list-item>
              <text:p text:style-name="P68">rifleman</text:p>
            </text:list-item>
            <text:list-item>
              <text:p text:style-name="P68">hive gunner</text:p>
            </text:list-item>
            <text:list-item>
              <text:p text:style-name="P68">hive swarmer</text:p>
            </text:list-item>
          </text:list>
        </text:list-item>
      </text:list>
      <text:list xml:id="list7194959136633194425" text:style-name="L72">
        <text:list-item>
          <text:p text:style-name="P70"><text:soft-page-break/>Find new sprites for tiles</text:p>
        </text:list-item>
        <text:list-item>
          <text:p text:style-name="P70">Find new sprites/animations for world objects</text:p>
          <text:list>
            <text:list-item>
              <text:p text:style-name="P70">tree</text:p>
            </text:list-item>
            <text:list-item>
              <text:p text:style-name="P70">rock wall</text:p>
            </text:list-item>
            <text:list-item>
              <text:p text:style-name="P70">rubble</text:p>
            </text:list-item>
          </text:list>
        </text:list-item>
      </text:list>
      <text:list xml:id="list6872913780669340863" text:style-name="L73">
        <text:list-item>
          <text:p text:style-name="P71">Rifleman: Implement throw hand grenade ability</text:p>
        </text:list-item>
        <text:list-item>
          <text:p text:style-name="P71">Resources</text:p>
          <text:list>
            <text:list-item>
              <text:p text:style-name="P71">Implement different resources: gold, steel, wood</text:p>
            </text:list-item>
            <text:list-item>
              <text:p text:style-name="P71">Create new static script for managing a players resources (re-do gamemanager singleton)</text:p>
            </text:list-item>
            <text:list-item>
              <text:p text:style-name="P71">create icons/text meshs for gold, steel, wood on the top panel</text:p>
            </text:list-item>
            <text:list-item>
              <text:p text:style-name="P71">Implement defenders and constructs have resource costs</text:p>
              <text:list>
                <text:list-item>
                  <text:p text:style-name="P71">defenders/constructs cannot be placed if player does not have enough resources</text:p>
                </text:list-item>
              </text:list>
            </text:list-item>
          </text:list>
        </text:list-item>
      </text:list>
      <text:list xml:id="list6389225044705864657" text:style-name="L74">
        <text:list-item>
          <text:p text:style-name="P72">Tile and object sprite rules</text:p>
        </text:list-item>
      </text:list>
      <text:list xml:id="list8800056123874319539" text:style-name="L75">
        <text:list-item>
          <text:p text:style-name="P73">Water tiles edit their sprites based on other adjacent water sprites automatically e.g.</text:p>
          <text:list>
            <text:list-item>
              <text:p text:style-name="P73">Edge water sprite, centre water sprite, corner water sprite</text:p>
            </text:list-item>
          </text:list>
        </text:list-item>
        <text:list-item>
          <text:p text:style-name="P73">Rock wall objects edit their sprites based on other adjacent rock wall object sprites automatically e.g.</text:p>
          <text:list>
            <text:list-item>
              <text:p text:style-name="P73">Centre rock, edge rock, corner rock, isolated rock</text:p>
            </text:list-item>
          </text:list>
        </text:list-item>
      </text:list>
      <text:list xml:id="list5454335022198607389" text:style-name="L76">
        <text:list-item>
          <text:p text:style-name="P74">Projectile animations and attack animation</text:p>
          <text:list>
            <text:list-item>
              <text:p text:style-name="P74">Add shoot attack animations to characters (maybe not yet, maybe these animations arent available)</text:p>
            </text:list-item>
            <text:list-item>
              <text:p text:style-name="P74">Attack (shoot) animation sequence</text:p>
              <text:list>
                <text:list-item>
                  <text:p text:style-name="P74">attacker makes attack movement animation</text:p>
                </text:list-item>
                <text:list-item>
                  <text:p text:style-name="P74">instantiate a projectile and launch it at the target</text:p>
                </text:list-item>
                <text:list-item>
                  <text:p text:style-name="P74">yield return wait until the projectile hits target</text:p>
                </text:list-item>
                <text:list-item>
                  <text:p text:style-name="P74">resolve damage/attack event, show damage or miss notification</text:p>
                  <text:list>
                    <text:list-item>
                      <text:p text:style-name="P74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7180276632520389618" text:style-name="L77">
        <text:list-item>
          <text:p text:style-name="P75">Implement spaceship control zone</text:p>
        </text:list-item>
        <text:list-item>
          <text:p text:style-name="P75"><text:soft-page-break/>defenders cant be placed anywhere, they can only be placed inside the spaceship control zone</text:p>
        </text:list-item>
      </text:list>
      <text:p text:style-name="P1">Implement Character Points</text:p>
      <text:list xml:id="list4233770428855033702" text:style-name="L78">
        <text:list-item>
          <text:p text:style-name="P76">Characters have a 'point' value property</text:p>
        </text:list-item>
        <text:list-item>
          <text:p text:style-name="P76">implement point icon + current points / max points text on top panel</text:p>
        </text:list-item>
        <text:list-item>
          <text:p text:style-name="P76">implement cant recruit a new defender if it would take player above points maximum</text:p>
        </text:list-item>
        <text:list-item>
          <text:p text:style-name="P76">Add point cost icon/text to each defender button on panel</text:p>
        </text:list-item>
      </text:list>
      <text:p text:style-name="P1"/>
      <text:p text:style-name="P1">Implement Loot Box</text:p>
      <text:list xml:id="list2515235683006332643" text:style-name="L79">
        <text:list-item>
          <text:p text:style-name="P77">Implement loot box prefab/sprite/animations</text:p>
        </text:list-item>
        <text:list-item>
          <text:p text:style-name="P77">Implement new loot box event</text:p>
          <text:list>
            <text:list-item>
              <text:p text:style-name="P77">when new loot box gets created on turn start, camera looks at the box to show the player its position</text:p>
            </text:list-item>
            <text:list-item>
              <text:p text:style-name="P77">yield return wait until this event is finished</text:p>
            </text:list-item>
          </text:list>
        </text:list-item>
      </text:list>
      <text:list xml:id="list2623015557413472935" text:style-name="L80">
        <text:list-item>
          <text:p text:style-name="P78">Implement Consumables system</text:p>
          <text:list>
            <text:list-item>
              <text:p text:style-name="P78">Design / implement 3 different consumables</text:p>
            </text:list-item>
            <text:list-item>
              <text:p text:style-name="P78">Add consumable slots to top panel</text:p>
            </text:list-item>
            <text:list-item>
              <text:p text:style-name="P78">Create new consumable scripts</text:p>
              <text:list>
                <text:list-item>
                  <text:p text:style-name="P78">ConsumableDataSO</text:p>
                </text:list-item>
                <text:list-item>
                  <text:p text:style-name="P78">ConsumableLogic</text:p>
                </text:list-item>
                <text:list-item>
                  <text:p text:style-name="P78">ConsumableLibrary</text:p>
                </text:list-item>
                <text:list-item>
                  <text:p text:style-name="P78">Consumable / ConsumableButton</text:p>
                </text:list-item>
              </text:list>
            </text:list-item>
          </text:list>
        </text:list-item>
      </text:list>
      <text:list xml:id="list1109480720039022938" text:style-name="L81">
        <text:list-item>
          <text:p text:style-name="P79">Create consumable / Consumable button prefab</text:p>
        </text:list-item>
        <text:list-item>
          <text:p text:style-name="P79">Create logic / methods</text:p>
          <text:list>
            <text:list-item>
              <text:p text:style-name="P79">GivePlayerConsumable(Consumable)</text:p>
            </text:list-item>
            <text:list-item>
              <text:p text:style-name="P79">UseConsumable()</text:p>
            </text:list-item>
            <text:list-item>
              <text:p text:style-name="P79">OnConsumableButtonClicked</text:p>
              <text:list>
                <text:list-item>
                  <text:p text:style-name="P79">figure out which consumable got clicked</text:p>
                </text:list-item>
                <text:list-item>
                  <text:p text:style-name="P79">look for targets, highlight tiles, awaitn order, etc</text:p>
                </text:list-item>
                <text:list-item>
                  <text:p text:style-name="P79"><text:soft-page-break/>perform consumable effect</text:p>
                </text:list-item>
                <text:list-item>
                  <text:p text:style-name="P79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3230272691224540098" text:style-name="L82">
        <text:list-item>
          <text:p text:style-name="P80">Implement and design 3 different maps</text:p>
        </text:list-item>
        <text:list-item>
          <text:p text:style-name="P80">balance, test and modify maps</text:p>
        </text:list-item>
        <text:list-item>
          <text:p text:style-name="P80">implement level manager method for randomly choosing a map</text:p>
        </text:list-item>
      </text:list>
      <text:p text:style-name="P1">Set up Core game loop</text:p>
      <text:list xml:id="list2313189731405805505" text:style-name="L83">
        <text:list-item>
          <text:p text:style-name="P81">Enemies target spaceship correctly</text:p>
        </text:list-item>
        <text:list-item>
          <text:p text:style-name="P81">no erorrs occur when spaceship is destroyed</text:p>
        </text:list-item>
        <text:list-item>
          <text:p text:style-name="P81">if spaceship is destroyed, game over event starts</text:p>
        </text:list-item>
        <text:list-item>
          <text:p text:style-name="P81">Game over event</text:p>
          <text:list>
            <text:list-item>
              <text:p text:style-name="P81">space ship plays a explosion animation</text:p>
            </text:list-item>
            <text:list-item>
              <text:p text:style-name="P81">black screen half fades in</text:p>
            </text:list-item>
            <text:list-item>
              <text:p text:style-name="P81">game over panel window appears centre screen over everything</text:p>
            </text:list-item>
            <text:list-item>
              <text:p text:style-name="P81">game over screen elements</text:p>
              <text:list>
                <text:list-item>
                  <text:p text:style-name="P81">Game over text</text:p>
                </text:list-item>
                <text:list-item>
                  <text:p text:style-name="P81">new game button</text:p>
                </text:list-item>
                <text:list-item>
                  <text:p text:style-name="P81">main menu button</text:p>
                </text:list-item>
                <text:list-item>
                  <text:p text:style-name="P81">Player Score</text:p>
                  <text:list>
                    <text:list-item>
                      <text:p text:style-name="P81">different elements that contribute to score e.g.</text:p>
                      <text:list>
                        <text:list-item>
                          <text:p text:style-name="P81">Basic enemies killed</text:p>
                        </text:list-item>
                        <text:list-item>
                          <text:p text:style-name="P81">waves survived</text:p>
                        </text:list-item>
                        <text:list-item>
                          <text:p text:style-name="P81">elites killed</text:p>
                        </text:list-item>
                        <text:list-item>
                          <text:p text:style-name="P81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4126778235834875799" text:style-name="L84">
        <text:list-item>
          <text:p text:style-name="P82">Scene loading / generation</text:p>
        </text:list-item>
      </text:list>
      <text:list xml:id="list4928946570569479547" text:style-name="L85">
        <text:list-item>
          <text:p text:style-name="P83">Fix scene load visual order / timing</text:p>
        </text:list-item>
        <text:list-item>
          <text:p text:style-name="P83">Implement load scene async system</text:p>
        </text:list-item>
        <text:list-item>
          <text:p text:style-name="P83"><text:soft-page-break/>Implement loading bar / progress bar</text:p>
        </text:list-item>
      </text:list>
      <text:list xml:id="list1886228316046599801" text:style-name="L86">
        <text:list-item>
          <text:p text:style-name="P84">Implement + design details on game start properties</text:p>
          <text:list>
            <text:list-item>
              <text:p text:style-name="P84">how many resources does player start with?</text:p>
            </text:list-item>
            <text:list-item>
              <text:p text:style-name="P84">How many defenders?</text:p>
            </text:list-item>
            <text:list-item>
              <text:p text:style-name="P84">Which defenders?</text:p>
            </text:list-item>
            <text:list-item>
              <text:p text:style-name="P84">What positions do the defenders start in?</text:p>
            </text:list-item>
            <text:list-item>
              <text:p text:style-name="P84">Should spaceship area have some sandbags/cover around it</text:p>
            </text:list-item>
          </text:list>
        </text:list-item>
      </text:list>
      <text:p text:style-name="P1">Income System</text:p>
      <text:list xml:id="list7508992470047292541" text:style-name="L87">
        <text:list-item>
          <text:p text:style-name="P85">Design + implement details on income</text:p>
          <text:list>
            <text:list-item>
              <text:p text:style-name="P85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4924062746607368721" text:style-name="L88">
        <text:list-item>
          <text:p text:style-name="P86">Implement 'overwatch' ability</text:p>
        </text:list-item>
      </text:list>
      <text:p text:style-name="P1">Defenders</text:p>
      <text:list xml:id="list504025806664990390" text:style-name="L89">
        <text:list-item>
          <text:p text:style-name="P87">Design + Implement Ranger</text:p>
          <text:list>
            <text:list-item>
              <text:p text:style-name="P87">Ranger abilities / passive traits designed + implemented</text:p>
            </text:list-item>
            <text:list-item>
              <text:p text:style-name="P87">ranger Weapons designed + implemented</text:p>
            </text:list-item>
            <text:list-item>
              <text:p text:style-name="P87">ranger properties / stats designed and tested</text:p>
            </text:list-item>
            <text:list-item>
              <text:p text:style-name="P87">Ranger button added to panel</text:p>
            </text:list-item>
          </text:list>
        </text:list-item>
        <text:list-item>
          <text:p text:style-name="P87">Design + Implement Engineer</text:p>
        </text:list-item>
        <text:list-item>
          <text:p text:style-name="P87">Design + Implement Marksman</text:p>
        </text:list-item>
        <text:list-item>
          <text:p text:style-name="P87">Design + Implement Radioman</text:p>
        </text:list-item>
        <text:list-item>
          <text:p text:style-name="P87">Design + Implement Gatting Gunner</text:p>
        </text:list-item>
        <text:list-item>
          <text:p text:style-name="P87">Maybe can combine engineer and radioman into a single role OR</text:p>
        </text:list-item>
        <text:list-item>
          <text:p text:style-name="P87">Radio man should have good support abilities/passives (increase ally defense, mark targets, etc)</text:p>
        </text:list-item>
        <text:list-item>
          <text:p text:style-name="P87">Extra potential classes</text:p>
          <text:list>
            <text:list-item>
              <text:p text:style-name="P87"><text:soft-page-break/>Medic</text:p>
            </text:list-item>
            <text:list-item>
              <text:p text:style-name="P87">Scout</text:p>
            </text:list-item>
            <text:list-item>
              <text:p text:style-name="P87">Sergeant</text:p>
            </text:list-item>
            <text:list-item>
              <text:p text:style-name="P87">Demolition Expert</text:p>
            </text:list-item>
            <text:list-item>
              <text:p text:style-name="P87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4T23:50:50.58</dc:date>
    <dc:creator>will black</dc:creator>
    <meta:editing-duration>P13DT10H22M28S</meta:editing-duration>
    <meta:editing-cycles>448</meta:editing-cycles>
    <meta:generator>OpenOffice/4.1.6$Win32 OpenOffice.org_project/416m1$Build-9790</meta:generator>
    <meta:document-statistic meta:table-count="0" meta:image-count="0" meta:object-count="0" meta:page-count="24" meta:paragraph-count="622" meta:word-count="4439" meta:character-count="25567"/>
  </office:meta>
</office:document-meta>
</file>